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00D0000024E0DA67B4C32648232.png" manifest:media-type="image/png"/>
  <manifest:file-entry manifest:full-path="Pictures/200000A90000009900001E6F0DCC05C079049E74.svm" manifest:media-type="image/x-svm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4.26pt" svg:height="254.86pt" svg:x="493.6pt" svg:y="126.85pt">
            <draw:object draw:notify-on-update-of-ranges="Sheet1.A1:Sheet1.A1 Sheet1.D2:Sheet1.D3 Sheet1.A2:Sheet1.A2 Sheet1.C2:Sheet1.C3 Sheet1.B2:Sheet1.B3 Sheet1.A4:Sheet1.A4 Sheet1.C4:Sheet1.C5 Sheet1.B4:Sheet1.B5 Sheet1.A6:Sheet1.A6 Sheet1.C6:Sheet1.C7 Sheet1.B6:Sheet1.B7 Sheet1.A8:Sheet1.A8 Sheet1.C8:Sheet1.C9 Sheet1.B8:Sheet1.B9 Sheet1.A10:Sheet1.A10 Sheet1.C10:Sheet1.C11 Sheet1.B10:Sheet1.B11 Sheet1.A12:Sheet1.A12 Sheet1.C12:Sheet1.C13 Sheet1.B12:Sheet1.B13 Sheet1.A14:Sheet1.A14 Sheet1.C14:Sheet1.C15 Sheet1.B14:Sheet1.B15 Sheet1.A16:Sheet1.A16 Sheet1.C16:Sheet1.C17 Sheet1.B16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4.31pt" svg:height="220.82pt" svg:x="486.48pt" svg:y="409.58pt">
            <draw:image xlink:href="Pictures/200000A90000009900001E6F0DCC05C079049E74.svm" xlink:type="simple" xlink:show="embed" xlink:actuate="onLoad">
              <text:p/>
            </draw:image>
            <draw:image xlink:href="Pictures/100002000000000D0000024E0DA67B4C32648232.png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rise</text:p>
          </table:table-cell>
          <table:table-cell office:value-type="time" office:time-value="PT00H00M00S" calcext:value-type="time">
            <text:p>12:00:00 AM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table:number-columns-repeated="16"/>
        </table:table-row>
        <table:table-row table:style-name="ro1">
          <table:table-cell office:value-type="string" calcext:value-type="string">
            <text:p>Before Sunrise</text:p>
          </table:table-cell>
          <table:table-cell office:value-type="time" office:time-value="PT06H00M00S" calcext:value-type="time">
            <text:p>06:00:00 AM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rise +1:00:00</text:p>
          </table:table-cell>
          <table:table-cell office:value-type="time" office:time-value="PT00H00M00S" calcext:value-type="time">
            <text:p>12:00:00 AM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 office:value-type="string" calcext:value-type="string">
            <text:p>Before Sunrise +1:00:00</text:p>
          </table:table-cell>
          <table:table-cell office:value-type="time" office:time-value="PT07H00M00S" calcext:value-type="time">
            <text:p>07:00:00 AM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rise</text:p>
          </table:table-cell>
          <table:table-cell office:value-type="time" office:time-value="PT06H00M00S" calcext:value-type="time">
            <text:p>06:00:00 AM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rise</text:p>
          </table:table-cell>
          <table:table-cell office:value-type="time" office:time-value="PT23H59M59S" calcext:value-type="time">
            <text:p>11:59:59 PM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rise +1:00:00</text:p>
          </table:table-cell>
          <table:table-cell office:value-type="time" office:time-value="PT07H00M00S" calcext:value-type="time">
            <text:p>07:00:00 AM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rise +1:00:00</text:p>
          </table:table-cell>
          <table:table-cell office:value-type="time" office:time-value="PT23H59M59S" calcext:value-type="time">
            <text:p>11:59:59 PM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set</text:p>
          </table:table-cell>
          <table:table-cell office:value-type="time" office:time-value="PT00H00M00S" calcext:value-type="time">
            <text:p>12:00:00 AM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set</text:p>
          </table:table-cell>
          <table:table-cell office:value-type="time" office:time-value="PT18H00M00S" calcext:value-type="time">
            <text:p>06:00:00 PM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set +1:00:00</text:p>
          </table:table-cell>
          <table:table-cell office:value-type="time" office:time-value="PT00H00M00S" calcext:value-type="time">
            <text:p>12:00:00 AM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fore Sunset +1:00:00</text:p>
          </table:table-cell>
          <table:table-cell office:value-type="time" office:time-value="PT19H00M00S" calcext:value-type="time">
            <text:p>07:00:00 PM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set</text:p>
          </table:table-cell>
          <table:table-cell office:value-type="time" office:time-value="PT18H00M00S" calcext:value-type="time">
            <text:p>06:00:00 PM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set</text:p>
          </table:table-cell>
          <table:table-cell office:value-type="time" office:time-value="PT23H59M59S" calcext:value-type="time">
            <text:p>11:59:59 PM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set +1:00:00</text:p>
          </table:table-cell>
          <table:table-cell office:value-type="time" office:time-value="PT19H00M00S" calcext:value-type="time">
            <text:p>07:00:00 P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ter Sunset +1:00:00</text:p>
          </table:table-cell>
          <table:table-cell office:value-type="time" office:time-value="PT23H59M59S" calcext:value-type="time">
            <text:p>11:59:59 P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nrise</text:p>
          </table:table-cell>
          <table:table-cell office:value-type="time" office:time-value="PT07H30M00S" calcext:value-type="time">
            <text:p>07:30:00 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nrise</text:p>
          </table:table-cell>
          <table:table-cell office:value-type="time" office:time-value="PT07H30M00S" calcext:value-type="time">
            <text:p>07:30:00 AM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nset</text:p>
          </table:table-cell>
          <table:table-cell office:value-type="time" office:time-value="PT19H30M00S" calcext:value-type="time">
            <text:p>07:30:00 P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nset</text:p>
          </table:table-cell>
          <table:table-cell office:value-type="time" office:time-value="PT19H30M00S" calcext:value-type="time">
            <text:p>07:30:00 PM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7"/>
        </table:table-row>
        <table:table-row table:style-name="ro1" table:number-rows-repeated="104855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8:56:36.667942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42:55.731055873</meta:creation-date>
    <dc:date>2018-10-29T19:27:35.386360904</dc:date>
    <meta:editing-duration>PT10M57S</meta:editing-duration>
    <meta:editing-cycles>2</meta:editing-cycles>
    <meta:generator>LibreOffice/6.0.6.2$Linux_X86_64 LibreOffice_project/00m0$Build-2</meta:generator>
    <meta:document-statistic meta:table-count="1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0" chart:maximum="9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false" chart:logarithmic="false" chart:minimum="0" chart:maximum="9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508cm" svg:stroke-color="#72bf44" draw:fill-color="#72bf4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07cm" svg:height="8.992cm" xlink:href=".." xlink:type="simple" chart:class="chart:scatter" chart:style-name="ch1">
        <chart:legend svg:x="0.21cm" svg:y="0.411cm" style:legend-expansion="custom" chartooo:width="6.806cm" chartooo:height="7.56cm" style:legend-expansion-aspect-ratio="0.90026455026455" chart:style-name="ch2"/>
        <chart:plot-area chart:style-name="ch3" table:cell-range-address="Sheet1.A1:Sheet1.A2 Sheet1.B2:Sheet1.D3 Sheet1.A4:Sheet1.A4 Sheet1.C4:Sheet1.C17 Sheet1.A6:Sheet1.A6 Sheet1.A8:Sheet1.A8 Sheet1.A10:Sheet1.A10 Sheet1.A12:Sheet1.A12 Sheet1.A14:Sheet1.A14 Sheet1.A16:Sheet1.A16" chart:data-source-has-labels="both" svg:x="5.603cm" svg:y="0.179cm" svg:width="13.904cm" svg:height="8.633cm">
          <chartooo:coordinate-region svg:x="6.622cm" svg:y="0.179cm" svg:width="11.865cm" svg:height="7.986cm"/>
          <chart:axis chart:dimension="x" chart:name="primary-x" chart:style-name="ch4" chartooo:axis-type="auto">
            <chart:categories table:cell-range-address="Sheet1.D2:Sheet1.D3"/>
            <chart:grid chart:style-name="ch5" chart:class="major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Sheet1.C2:Sheet1.C3" chart:label-cell-address="Sheet1.A2:Sheet1.A2" chart:class="chart:scatter">
            <chart:domain table:cell-range-address="Sheet1.B2:Sheet1.B3"/>
            <chart:data-point chart:repeated="2"/>
          </chart:series>
          <chart:series chart:attached-axis="primary-y" chart:style-name="ch8" chart:values-cell-range-address="Sheet1.C4:Sheet1.C5" chart:label-cell-address="Sheet1.A4:Sheet1.A4" chart:class="chart:scatter">
            <chart:domain table:cell-range-address="Sheet1.B4:Sheet1.B5"/>
            <chart:data-point chart:repeated="2"/>
          </chart:series>
          <chart:series chart:attached-axis="primary-y" chart:style-name="ch8" chart:values-cell-range-address="Sheet1.C6:Sheet1.C7" chart:label-cell-address="Sheet1.A6:Sheet1.A6" chart:class="chart:scatter">
            <chart:domain table:cell-range-address="Sheet1.B6:Sheet1.B7"/>
            <chart:data-point chart:repeated="2"/>
          </chart:series>
          <chart:series chart:attached-axis="primary-y" chart:style-name="ch8" chart:values-cell-range-address="Sheet1.C8:Sheet1.C9" chart:label-cell-address="Sheet1.A8:Sheet1.A8" chart:class="chart:scatter">
            <chart:domain table:cell-range-address="Sheet1.B8:Sheet1.B9"/>
            <chart:data-point chart:repeated="2"/>
          </chart:series>
          <chart:series chart:attached-axis="primary-y" chart:style-name="ch8" chart:values-cell-range-address="Sheet1.C10:Sheet1.C11" chart:label-cell-address="Sheet1.A10:Sheet1.A10" chart:class="chart:scatter">
            <chart:domain table:cell-range-address="Sheet1.B10:Sheet1.B11"/>
            <chart:data-point chart:repeated="2"/>
          </chart:series>
          <chart:series chart:attached-axis="primary-y" chart:style-name="ch8" chart:values-cell-range-address="Sheet1.C12:Sheet1.C13" chart:label-cell-address="Sheet1.A12:Sheet1.A12" chart:class="chart:scatter">
            <chart:domain table:cell-range-address="Sheet1.B12:Sheet1.B13"/>
            <chart:data-point chart:repeated="2"/>
          </chart:series>
          <chart:series chart:attached-axis="primary-y" chart:style-name="ch8" chart:values-cell-range-address="Sheet1.C14:Sheet1.C15" chart:label-cell-address="Sheet1.A14:Sheet1.A14" chart:class="chart:scatter">
            <chart:domain table:cell-range-address="Sheet1.B14:Sheet1.B15"/>
            <chart:data-point chart:repeated="2"/>
          </chart:series>
          <chart:series chart:attached-axis="primary-y" chart:style-name="ch8" chart:values-cell-range-address="Sheet1.C16:Sheet1.C17" chart:label-cell-address="Sheet1.A16:Sheet1.A16" chart:class="chart:scatter">
            <chart:domain table:cell-range-address="Sheet1.B16:Sheet1.B17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fore Sunrise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fore Sunrise +1:00:00</text:p>
                <draw:g>
                  <svg:desc>Sheet1.A4:Sheet1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ter Sunrise</text:p>
                <draw:g>
                  <svg:desc>Sheet1.A6:Sheet1.A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ter Sunrise +1:00:00</text:p>
                <draw:g>
                  <svg:desc>Sheet1.A8:Sheet1.A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fore Sunset</text:p>
                <draw:g>
                  <svg:desc>Sheet1.A10:Sheet1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fore Sunset +1:00:00</text:p>
                <draw:g>
                  <svg:desc>Sheet1.A12:Sheet1.A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ter Sunset</text:p>
                <draw:g>
                  <svg:desc>Sheet1.A14:Sheet1.A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ter Sunset +1:00:00</text:p>
                <draw:g>
                  <svg:desc>Sheet1.A16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D2:Sheet1.D3</svg:desc>
                </draw:g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  <table:table-cell office:value-type="float" office:value="8">
                <text:p>8</text:p>
                <draw:g>
                  <svg:desc>Sheet1.C2:Sheet1.C3</svg:desc>
                </draw:g>
              </table:table-cell>
              <table:table-cell office:value-type="float" office:value="0">
                <text:p>0</text:p>
                <draw:g>
                  <svg:desc>Sheet1.B4:Sheet1.B5</svg:desc>
                </draw:g>
              </table:table-cell>
              <table:table-cell office:value-type="float" office:value="7">
                <text:p>7</text:p>
                <draw:g>
                  <svg:desc>Sheet1.C4:Sheet1.C5</svg:desc>
                </draw:g>
              </table:table-cell>
              <table:table-cell office:value-type="float" office:value="0.25">
                <text:p>0.25</text:p>
                <draw:g>
                  <svg:desc>Sheet1.B6:Sheet1.B7</svg:desc>
                </draw:g>
              </table:table-cell>
              <table:table-cell office:value-type="float" office:value="6">
                <text:p>6</text:p>
                <draw:g>
                  <svg:desc>Sheet1.C6:Sheet1.C7</svg:desc>
                </draw:g>
              </table:table-cell>
              <table:table-cell office:value-type="float" office:value="0.291666666666667">
                <text:p>0.291666666666667</text:p>
                <draw:g>
                  <svg:desc>Sheet1.B8:Sheet1.B9</svg:desc>
                </draw:g>
              </table:table-cell>
              <table:table-cell office:value-type="float" office:value="5">
                <text:p>5</text:p>
                <draw:g>
                  <svg:desc>Sheet1.C8:Sheet1.C9</svg:desc>
                </draw:g>
              </table:table-cell>
              <table:table-cell office:value-type="float" office:value="0">
                <text:p>0</text:p>
                <draw:g>
                  <svg:desc>Sheet1.B10:Sheet1.B11</svg:desc>
                </draw:g>
              </table:table-cell>
              <table:table-cell office:value-type="float" office:value="4">
                <text:p>4</text:p>
                <draw:g>
                  <svg:desc>Sheet1.C10:Sheet1.C11</svg:desc>
                </draw:g>
              </table:table-cell>
              <table:table-cell office:value-type="float" office:value="0">
                <text:p>0</text:p>
                <draw:g>
                  <svg:desc>Sheet1.B12:Sheet1.B13</svg:desc>
                </draw:g>
              </table:table-cell>
              <table:table-cell office:value-type="float" office:value="3">
                <text:p>3</text:p>
                <draw:g>
                  <svg:desc>Sheet1.C12:Sheet1.C13</svg:desc>
                </draw:g>
              </table:table-cell>
              <table:table-cell office:value-type="float" office:value="0.75">
                <text:p>0.75</text:p>
                <draw:g>
                  <svg:desc>Sheet1.B14:Sheet1.B15</svg:desc>
                </draw:g>
              </table:table-cell>
              <table:table-cell office:value-type="float" office:value="2">
                <text:p>2</text:p>
                <draw:g>
                  <svg:desc>Sheet1.C14:Sheet1.C15</svg:desc>
                </draw:g>
              </table:table-cell>
              <table:table-cell office:value-type="float" office:value="0.791666666666667">
                <text:p>0.791666666666667</text:p>
                <draw:g>
                  <svg:desc>Sheet1.B16:Sheet1.B17</svg:desc>
                </draw:g>
              </table:table-cell>
              <table:table-cell office:value-type="float" office:value="1">
                <text:p>1</text:p>
                <draw:g>
                  <svg:desc>Sheet1.C16:Sheet1.C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8">
                <text:p>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7">
                <text:p>7</text:p>
              </table:table-cell>
              <table:table-cell office:value-type="float" office:value="0.999988425925926">
                <text:p>0.999988425925926</text:p>
              </table:table-cell>
              <table:table-cell office:value-type="float" office:value="6">
                <text:p>6</text:p>
              </table:table-cell>
              <table:table-cell office:value-type="float" office:value="0.999988425925926">
                <text:p>0.99998842592592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3">
                <text:p>3</text:p>
              </table:table-cell>
              <table:table-cell office:value-type="float" office:value="0.999988425925926">
                <text:p>0.999988425925926</text:p>
              </table:table-cell>
              <table:table-cell office:value-type="float" office:value="2">
                <text:p>2</text:p>
              </table:table-cell>
              <table:table-cell office:value-type="float" office:value="0.999988425925926">
                <text:p>0.9999884259259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